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Verdana"/>
    </style:style>
    <style:style style:name="P3" style:family="paragraph" style:parent-style-name="Standard" style:list-style-name="L1">
      <style:text-properties style:font-name="Verdana"/>
    </style:style>
    <style:style style:name="P4" style:family="paragraph" style:parent-style-name="Standard" style:list-style-name="L2"/>
    <style:style style:name="P5" style:family="paragraph" style:parent-style-name="Standard" style:list-style-name="L2">
      <style:text-properties style:font-name="Verdana"/>
    </style:style>
    <style:style style:name="P6" style:family="paragraph" style:parent-style-name="Standard" style:list-style-name="L3">
      <style:text-properties style:font-name="Verdana"/>
    </style:style>
    <style:style style:name="P7" style:family="paragraph" style:parent-style-name="Standard" style:list-style-name="L4">
      <style:text-properties style:font-name="Verdana"/>
    </style:style>
    <style:style style:name="P8" style:family="paragraph" style:parent-style-name="Standard" style:list-style-name="L5">
      <style:text-properties style:font-name="Verdana"/>
    </style:style>
    <style:style style:name="P9" style:family="paragraph" style:parent-style-name="Standard" style:list-style-name="L6">
      <style:text-properties style:font-name="Verdana"/>
    </style:style>
    <style:style style:name="T1" style:family="text">
      <style:text-properties style:font-name="Verdan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 0cm 0cm 0cm)" draw:luminance="0%" draw:contrast="0%" draw:red="0%" draw:green="0%" draw:blue="0%" draw:gamma="7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PE</text:p>
      <text:p text:style-name="P2"/>
      <text:p text:style-name="P2">Sites Internet</text:p>
      <text:p text:style-name="P2"/>
      <text:list text:style-name="L1">
        <text:list-item>
          <text:p text:style-name="P3">Biomécanique</text:p>
        </text:list-item>
      </text:list>
      <text:list text:style-name="L2">
        <text:list-item>
          <text:list>
            <text:list-item>
              <text:p text:style-name="P4"><text:a xlink:type="simple" xlink:href="http://www.sciences-indus-cpge.apinc.org/Approche-de-la-cinematique-de-la"><text:span text:style-name="T1">http://www.sciences-indus-cpge.apinc.org/Approche-de-la-cinematique-de-la</text:span></text:a></text:p>
            </text:list-item>
            <text:list-item>
              <text:p text:style-name="P5"><text:a xlink:type="simple" xlink:href="http://www.irisa.fr/siames/GENS/fmulton/recher.htm#mvthumain">http://www.irisa.fr/siames/GENS/fmulton/recher.htm#mvthumain</text:a></text:p>
            </text:list-item>
            <text:list-item>
              <text:p text:style-name="P5"><text:a xlink:type="simple" xlink:href="http://www.uhb.fr/labos/LPBEM/Francais/Personnels/Multon.html">http://www.uhb.fr/labos/LPBEM/Francais/Personnels/Multon.html</text:a></text:p>
            </text:list-item>
            <text:list-item>
              <text:p text:style-name="P5"><text:a xlink:type="simple" xlink:href="http://www.univ-valenciennes.fr/LAMIH/site/lang_fr/groupes/biom/themes.htm">http://www.univ-valenciennes.fr/LAMIH/site/lang_fr/groupes/biom/themes.htm</text:a></text:p>
            </text:list-item>
            <text:list-item>
              <text:p text:style-name="P5"><text:a xlink:type="simple" xlink:href="http://www.cofemer.fr/UserFiles/File/001_BiomecaMarR.pdf">http://www.cofemer.fr/UserFiles/File/001_BiomecaMarR.pdf</text:a></text:p>
            </text:list-item>
            <text:list-item>
              <text:p text:style-name="P5"><text:a xlink:type="simple" xlink:href="http://www.volodalen.com/14biomecanique/biomecanique0.htm">http://www.volodalen.com/14biomecanique/biomecanique0.htm</text:a></text:p>
            </text:list-item>
          </text:list>
        </text:list-item>
      </text:list>
      <text:list text:style-name="L1" text:continue-numbering="true">
        <text:list-item>
          <text:p text:style-name="P3">Larry Rome</text:p>
        </text:list-item>
      </text:list>
      <text:list text:style-name="L3">
        <text:list-item>
          <text:list>
            <text:list-item>
              <text:p text:style-name="P6"><text:a xlink:type="simple" xlink:href="http://www.bio.upenn.edu/faculty/rome">http://www.bio.upenn.edu/faculty/rome</text:a></text:p>
            </text:list-item>
          </text:list>
        </text:list-item>
      </text:list>
      <text:list text:style-name="L1" text:continue-numbering="true">
        <text:list-item>
          <text:p text:style-name="P3">Cartilages</text:p>
        </text:list-item>
      </text:list>
      <text:list text:style-name="L4">
        <text:list-item>
          <text:list>
            <text:list-item>
              <text:p text:style-name="P7"><text:a xlink:type="simple" xlink:href="http://fr.wikibooks.org/wiki/Tribologie_-_Guidage_par_glissement_de_surfaces#Le_cartilage">http://fr.wikibooks.org/wiki/Tribologie_-_Guidage_par_glissement_de_surfaces#Le_cartilage</text:a></text:p>
            </text:list-item>
            <text:list-item>
              <text:p text:style-name="P7"><text:a xlink:type="simple" xlink:href="http://prevost.pascal.free.fr/public/pdf/SSPP7_cartilage_echauffement.pdf">http://prevost.pascal.free.fr/public/pdf/SSPP7_cartilage_echauffement.pdf</text:a></text:p>
            </text:list-item>
            <text:list-item>
              <text:p text:style-name="P7"><text:a xlink:type="simple" xlink:href="http://fr.wikibooks.org/wiki/Tribologie_-_Genèse_des_frottements">http://fr.wikibooks.org/wiki/Tribologie_-_Gen%C3%A8se_des_frottements</text:a></text:p>
            </text:list-item>
          </text:list>
        </text:list-item>
      </text:list>
      <text:list text:style-name="L1" text:continue-numbering="true">
        <text:list-item>
          <text:p text:style-name="P3">Os</text:p>
        </text:list-item>
      </text:list>
      <text:list text:style-name="L5">
        <text:list-item>
          <text:list>
            <text:list-item>
              <text:p text:style-name="P8"><text:a xlink:type="simple" xlink:href="http://www.osteopathie-france.net/Principes/mrp-herniou_biomecanique.htm">http://www.osteopathie-france.net/Principes/mrp-herniou_biomecanique.htm</text:a></text:p>
            </text:list-item>
            <text:list-item>
              <text:p text:style-name="P8"><text:a xlink:type="simple" xlink:href="http://www.univ-paris12.fr/lmp/watzky/R/PoroAni/index.html">http://www.univ-paris12.fr/lmp/watzky/R/PoroAni/index.html</text:a></text:p>
            </text:list-item>
            <text:list-item>
              <text:p text:style-name="P8"><text:a xlink:type="simple" xlink:href="http://www.cnrs.fr/Cnrspresse/math2000/html/math19.htm">http://www.cnrs.fr/Cnrspresse/math2000/html/math19.htm</text:a></text:p>
            </text:list-item>
            <text:list-item>
              <text:p text:style-name="P8"><text:a xlink:type="simple" xlink:href="http://www.univ-paris12.fr/www/labos/lmp/">http://www.univ-paris12.fr/www/labos/lmp/</text:a></text:p>
            </text:list-item>
          </text:list>
        </text:list-item>
      </text:list>
      <text:list text:style-name="L1" text:continue-numbering="true">
        <text:list-item>
          <text:p text:style-name="P3">Resistance des materiaux</text:p>
        </text:list-item>
      </text:list>
      <text:list text:style-name="L6">
        <text:list-item>
          <text:list>
            <text:list-item>
              <text:p text:style-name="P9"><text:a xlink:type="simple" xlink:href="http://fr.wikipedia.org/wiki/Essai_mécanique">http://fr.wikipedia.org/wiki/Essai_m%C3%A9canique</text:a></text:p>
            </text:list-item>
            <text:list-item>
              <text:p text:style-name="P9"><text:a xlink:type="simple" xlink:href="http://sgm.epfl.ch/cours/biomecanique/textes/new/bm_tissus.pdf">http://sgm.epfl.ch/cours/biomecanique/textes/new/bm_tissus.pdf</text:a></text:p>
            </text:list-item>
          </text:list>
        </text:list-item>
      </text:list>
      <text:list text:style-name="L1" text:continue-numbering="true">
        <text:list-header>
          <text:p text:style-name="P3"/>
        </text:list-header>
      </text:list>
      <text:p text:style-name="P2"><draw:frame draw:style-name="fr1" draw:name="Image1" text:anchor-type="as-char" svg:width="4.445cm" svg:height="7.011cm" draw:z-index="0"><draw:image xlink:href="http://sciences.nouvelobs.com/photos/20050909.OBS3480.jpg" xlink:type="simple" xlink:show="embed" xlink:actuate="onLoad"/></draw:frame>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2-10T15:11:41</meta:creation-date>
    <dc:date>2006-03-31T15:23:35</dc:date>
    <dc:language>fr-FR</dc:language>
    <meta:editing-cycles>25</meta:editing-cycles>
    <meta:editing-duration>PT3H1M5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24" meta:word-count="132" meta:character-count="1063"/>
  </office:meta>
</office:document-meta>
</file>